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9a335" officeooo:paragraph-rsid="0019a335"/>
    </style:style>
    <style:style style:name="P2" style:family="paragraph" style:parent-style-name="Standard">
      <style:text-properties officeooo:paragraph-rsid="0019a335"/>
    </style:style>
    <style:style style:name="P3" style:family="paragraph" style:parent-style-name="Standard">
      <style:text-properties officeooo:rsid="0019d99b" officeooo:paragraph-rsid="0019d99b"/>
    </style:style>
    <style:style style:name="P4" style:family="paragraph" style:parent-style-name="Standard">
      <style:text-properties officeooo:rsid="001bd304" officeooo:paragraph-rsid="001bd304"/>
    </style:style>
    <style:style style:name="P5" style:family="paragraph" style:parent-style-name="Standard">
      <style:text-properties fo:font-weight="bold" officeooo:rsid="001afe3f" officeooo:paragraph-rsid="001afe3f" style:font-weight-asian="bold" style:font-weight-complex="bold"/>
    </style:style>
    <style:style style:name="P6" style:family="paragraph" style:parent-style-name="Standard">
      <style:text-properties fo:font-weight="bold" officeooo:rsid="0019d99b" officeooo:paragraph-rsid="0019d99b" style:font-weight-asian="bold" style:font-weight-complex="bold"/>
    </style:style>
    <style:style style:name="P7" style:family="paragraph" style:parent-style-name="Standard">
      <style:text-properties fo:font-weight="bold" officeooo:rsid="0019a335" officeooo:paragraph-rsid="0019a335" style:font-weight-asian="bold" style:font-weight-complex="bold"/>
    </style:style>
    <style:style style:name="P8" style:family="paragraph" style:parent-style-name="Standard">
      <style:text-properties fo:font-weight="normal" officeooo:rsid="001bd304" officeooo:paragraph-rsid="001bd304" style:font-weight-asian="normal" style:font-weight-complex="normal"/>
    </style:style>
    <style:style style:name="P9" style:family="paragraph" style:parent-style-name="Text_20_body">
      <style:text-properties officeooo:rsid="0019a335" officeooo:paragraph-rsid="0019a335"/>
    </style:style>
    <style:style style:name="P10" style:family="paragraph" style:parent-style-name="Preformatted_20_Text">
      <style:text-properties officeooo:paragraph-rsid="0019a335"/>
    </style:style>
    <style:style style:name="P11" style:family="paragraph" style:parent-style-name="Preformatted_20_Text">
      <style:text-properties officeooo:rsid="0019d99b" officeooo:paragraph-rsid="0019d99b"/>
    </style:style>
    <style:style style:name="P12" style:family="paragraph" style:parent-style-name="Preformatted_20_Text">
      <style:text-properties officeooo:rsid="0019d99b" officeooo:paragraph-rsid="001afe3f"/>
    </style:style>
    <style:style style:name="T1" style:family="text">
      <style:text-properties officeooo:rsid="0019a335"/>
    </style:style>
    <style:style style:name="T2" style:family="text">
      <style:text-properties officeooo:rsid="001afe3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'''</text:p>
      <text:p text:style-name="P1">Michael Hug</text:p>
      <text:p text:style-name="P1">Midterm Exam</text:p>
      <text:p text:style-name="P1">CS 4520</text:p>
      <text:p text:style-name="P1">Fa2013</text:p>
      <text:p text:style-name="P1">'''</text:p>
      <text:p text:style-name="P1"/>
      <text:p text:style-name="P4"><text:span text:style-name="T3">Question 1)</text:span> omitted per prof request</text:p>
      <text:p text:style-name="P7">Question 2)</text:p>
      <text:p text:style-name="P1"><text:tab/>a) root, alice</text:p>
      <text:p text:style-name="P2"><text:span text:style-name="T1"><text:tab/>b)</text:span></text:p>
      <text:p text:style-name="Preformatted_20_Text"><text:span text:style-name="Source_20_Text">In directory /home/alice/documents</text:span></text:p>
      <text:p text:style-name="P10">-rw-<text:span text:style-name="T1">r</text:span>----- 1 alice alice 18 Oct <text:s/>1 14:17 readme.txt </text:p>
      <text:p text:style-name="P10">-rwx--<text:span text:style-name="T1">x</text:span>--- 1 alice alice 10 Oct <text:s/>1 14:18 build.py</text:p>
      <text:p text:style-name="Standard"><text:tab/><text:span text:style-name="T1">c)</text:span></text:p>
      <text:p text:style-name="Preformatted_20_Text">In directory <text:span text:style-name="Source_20_Text">/home/alice</text:span></text:p>
      <text:p text:style-name="Preformatted_20_Text">drwx---<text:span text:style-name="T1">r</text:span>-- 2 alice alice <text:s/>4096 Oct <text:s/>1 14:18 documents</text:p>
      <text:p text:style-name="Preformatted_20_Text"/>
      <text:p text:style-name="Preformatted_20_Text">In directory <text:span text:style-name="Source_20_Text">/home</text:span></text:p>
      <text:p text:style-name="Preformatted_20_Text">drwx-----<text:span text:style-name="T1">x</text:span> <text:s/>6 alice alice 4096 Sep <text:s/>4 11:11 alice</text:p>
      <text:p text:style-name="Preformatted_20_Text"/>
      <text:p text:style-name="P9"><text:span text:style-name="T3">Question 3)</text:span></text:p>
      <text:p text:style-name="P11">SEE ATTACHED PROGRAMS</text:p>
      <text:p text:style-name="P11"/>
      <text:p text:style-name="P6"><text:span text:style-name="T2">Question</text:span> 4)</text:p>
      <text:p text:style-name="P3"/>
      <text:p text:style-name="P12">SEE ATTACHED PROGRAMS</text:p>
      <text:p text:style-name="P1"/>
      <text:p text:style-name="P5">Question 5)</text:p>
      <text:p text:style-name="P8">GET vs PUT:</text:p>
      <text:p text:style-name="P8"><text:span text:style-name="T4">when you submit a GET request to a webserver, you are requesting the webserver for something</text:span>. For example : if we submit a GET request to Dr Setzer's 4520 page, we expect to get back his webpage with the midterm review. </text:p>
      <text:p text:style-name="P8"/>
      <text:p text:style-name="P8"><text:span text:style-name="T4">When you submit a PUT request to a webserver, you are giving the webserver something</text:span>. <text:s/>For example : if we submit a PUT request to facebook with our new vacation photos embedded, we are asking facebook to take the photos and send them to the N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2T13:57:07.428811151</meta:creation-date>
    <dc:date>2013-10-02T15:00:23.373940171</dc:date>
    <meta:editing-duration>PT2M34S</meta:editing-duration>
    <meta:editing-cycles>1</meta:editing-cycles>
    <meta:document-statistic meta:table-count="0" meta:image-count="0" meta:object-count="0" meta:page-count="1" meta:paragraph-count="26" meta:word-count="172" meta:character-count="941" meta:non-whitespace-character-count="786"/>
    <meta:generator>LibreOffice/4.1.1.2$Linux_X86_64 LibreOffice_project/410m0$Build-2</meta:generator>
  </office:meta>
</office:document-meta>
</file>